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4000000B4ACFB1D4CFCFA4123.png" manifest:media-type="image/png"/>
  <manifest:file-entry manifest:full-path="Pictures/10000000000000B4000000B40935FA2CF9FCDF13.png" manifest:media-type="image/png"/>
  <manifest:file-entry manifest:full-path="Pictures/10000000000000B4000000B4D647E67F16C8DAEE.png" manifest:media-type="image/png"/>
  <manifest:file-entry manifest:full-path="Pictures/100000000000010E0000010E39B26220C0128710.png" manifest:media-type="image/png"/>
  <manifest:file-entry manifest:full-path="Pictures/100000000000010E0000010E36D6BB593A7F4154.png" manifest:media-type="image/png"/>
  <manifest:file-entry manifest:full-path="Pictures/10000000000000B4000000B4B536ABE10FB7E2E1.png" manifest:media-type="image/png"/>
  <manifest:file-entry manifest:full-path="Pictures/100000000000010E0000010E5DCBF5EC77AEEFCE.png" manifest:media-type="image/png"/>
  <manifest:file-entry manifest:full-path="Pictures/100000000000010E0000010E75948D9F0A6A36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5" text:anchor-type="char" svg:x="-0.148cm" svg:y="0.132cm" svg:width="7.454cm" svg:height="7.454cm" draw:z-index="4"><draw:image xlink:href="Pictures/100000000000010E0000010E75948D9F0A6A364A.png" xlink:type="simple" xlink:show="embed" xlink:actuate="onLoad" draw:mime-type="image/png"/></draw:frame><draw:frame draw:style-name="fr1" draw:name="Imagen6" text:anchor-type="char" svg:x="9.73cm" svg:y="0.243cm" svg:width="7.454cm" svg:height="7.454cm" draw:z-index="5"><draw:image xlink:href="Pictures/100000000000010E0000010E5DCBF5EC77AEEF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-0.055cm" svg:y="0.476cm" svg:width="7.454cm" svg:height="7.454cm" draw:z-index="6"><draw:image xlink:href="Pictures/100000000000010E0000010E36D6BB593A7F4154.png" xlink:type="simple" xlink:show="embed" xlink:actuate="onLoad" draw:mime-type="image/png"/></draw:frame></text:p>
      <text:p text:style-name="Standard"><draw:frame draw:style-name="fr1" draw:name="Imagen8" text:anchor-type="char" svg:x="9.516cm" svg:y="0.131cm" svg:width="7.454cm" svg:height="7.454cm" draw:z-index="7"><draw:image xlink:href="Pictures/100000000000010E0000010E39B26220C01287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1" text:anchor-type="char" svg:x="4.452cm" svg:y="7.664cm" svg:width="4.969cm" svg:height="4.969cm" draw:z-index="0"><draw:image xlink:href="Pictures/10000000000000B4000000B40935FA2CF9FCDF13.png" xlink:type="simple" xlink:show="embed" xlink:actuate="onLoad" draw:mime-type="image/png"/></draw:frame><draw:frame draw:style-name="fr1" draw:name="Imagen2" text:anchor-type="char" svg:x="9.031cm" svg:y="7.664cm" svg:width="4.969cm" svg:height="4.969cm" draw:z-index="1"><draw:image xlink:href="Pictures/10000000000000B4000000B4ACFB1D4CFCFA4123.png" xlink:type="simple" xlink:show="embed" xlink:actuate="onLoad" draw:mime-type="image/png"/></draw:frame><draw:frame draw:style-name="fr1" draw:name="Imagen3" text:anchor-type="char" svg:x="13.656cm" svg:y="7.664cm" svg:width="4.969cm" svg:height="4.969cm" draw:z-index="2"><draw:image xlink:href="Pictures/10000000000000B4000000B4B536ABE10FB7E2E1.png" xlink:type="simple" xlink:show="embed" xlink:actuate="onLoad" draw:mime-type="image/png"/></draw:frame><draw:frame draw:style-name="fr1" draw:name="Imagen4" text:anchor-type="char" svg:x="-0.353cm" svg:y="7.664cm" svg:width="4.969cm" svg:height="4.969cm" draw:z-index="3"><draw:image xlink:href="Pictures/10000000000000B4000000B4D647E67F16C8DA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09:51:02.374874224</meta:creation-date>
    <dc:date>2021-10-26T09:58:35.212841655</dc:date>
    <meta:editing-duration>PT7M38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7.1.6.2.0$Linux_X86_64 LibreOffice_project/10$Build-2</meta:generator>
  </office:meta>
</office:document-meta>
</file>